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167" officeooo:paragraph-rsid="00062167"/>
    </style:style>
    <style:style style:name="P2" style:family="paragraph" style:parent-style-name="Standard">
      <style:paragraph-properties fo:text-align="justify" style:justify-single-word="false"/>
      <style:text-properties fo:font-size="12pt" officeooo:rsid="00079ef8" officeooo:paragraph-rsid="00079ef8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officeooo:rsid="000442ee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officeooo:rsid="00062167" officeooo:paragraph-rsid="00062167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062167" officeooo:paragraph-rsid="00062167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079ef8" officeooo:paragraph-rsid="00079ef8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0966c8" officeooo:paragraph-rsid="000966c8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0b9f22" officeooo:paragraph-rsid="000b9f22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0dc899" officeooo:paragraph-rsid="000dc899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5pt" officeooo:rsid="00079ef8" officeooo:paragraph-rsid="00079ef8" style:font-size-asian="13.1000003814697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5pt" officeooo:rsid="000b9f22" officeooo:paragraph-rsid="000b9f22" style:font-size-asian="13.1000003814697pt" style:font-size-complex="15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5pt" officeooo:rsid="000d0731" officeooo:paragraph-rsid="000d0731" style:font-size-asian="13.1000003814697pt" style:font-size-complex="15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5pt" officeooo:rsid="000dc899" officeooo:paragraph-rsid="000dc899" style:font-size-asian="13.1000003814697pt" style:font-size-complex="15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5pt" officeooo:rsid="000dec16" officeooo:paragraph-rsid="000dec16" style:font-size-asian="13.1000003814697pt" style:font-size-complex="15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5pt" officeooo:rsid="000ea1d3" officeooo:paragraph-rsid="000ea1d3" style:font-size-asian="13.1000003814697pt" style:font-size-complex="15pt"/>
    </style:style>
    <style:style style:name="T1" style:family="text">
      <style:text-properties style:font-name="Arial"/>
    </style:style>
    <style:style style:name="T2" style:family="text">
      <style:text-properties style:font-name="Arial" fo:font-size="18pt" style:font-size-asian="15.75pt" style:font-size-complex="18pt"/>
    </style:style>
    <style:style style:name="T3" style:family="text">
      <style:text-properties style:font-name="Arial" fo:font-size="18pt" officeooo:rsid="000442ee" style:font-size-asian="15.75pt" style:font-size-complex="18pt"/>
    </style:style>
    <style:style style:name="T4" style:family="text">
      <style:text-properties style:font-name="Arial" officeooo:rsid="000966c8"/>
    </style:style>
    <style:style style:name="T5" style:family="text">
      <style:text-properties officeooo:rsid="000b9f22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0d0731" style:font-size-asian="10.5pt" style:font-size-complex="12pt"/>
    </style:style>
    <style:style style:name="T8" style:family="text">
      <style:text-properties fo:font-size="12pt" officeooo:rsid="000dc899" style:font-size-asian="10.5pt" style:font-size-complex="12pt"/>
    </style:style>
    <style:style style:name="T9" style:family="text">
      <style:text-properties officeooo:rsid="000dec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QUALIDADE DE SOFTWARE</text:p>
      <text:p text:style-name="P3"/>
      <text:p text:style-name="P1"><text:span text:style-name="T3">E</text:span><text:span text:style-name="T2">XERCíCIOS</text:span></text:p>
      <text:p text:style-name="P4"/>
      <text:p text:style-name="P5">Nome:Roberto Antonio Scarpin</text:p>
      <text:p text:style-name="P5"/>
      <text:p text:style-name="P5">Análise de Qualidade</text:p>
      <text:p text:style-name="P5"/>
      <text:p text:style-name="P5">Cidade:São Paulo</text:p>
      <text:p text:style-name="P5"/>
      <text:p text:style-name="P5">Ano:2024</text:p>
      <text:p text:style-name="P5"/>
      <text:p text:style-name="P5">Análise de qualidade de produto para exercício do curso EBAC,produto analisado celular smartphone.</text:p>
      <text:p text:style-name="P5"/>
      <text:p text:style-name="P10">DETALHES DO PRODUTO</text:p>
      <text:p text:style-name="P10"/>
      <text:p text:style-name="P10">NOME DO PRODUTO:</text:p>
      <text:p text:style-name="P6">GalaxyA22</text:p>
      <text:p text:style-name="P6"/>
      <text:p text:style-name="P10">FABRICANTE:</text:p>
      <text:p text:style-name="P6">Samsung</text:p>
      <text:p text:style-name="P6"/>
      <text:p text:style-name="P10">TEMPO DE USO:</text:p>
      <text:p text:style-name="P6">Dependendo de quanto usado por dia,duração da bateria de 12hr até 18hr</text:p>
      <text:p text:style-name="P6"/>
      <text:p text:style-name="P10">OUTROS DETALHES RELEVANTES SOBRE O PRODUTO:</text:p>
      <text:p text:style-name="P2"><text:span text:style-name="T1">Celular smartphone tela de 6,4 polegadas,com alta resolução,bom número de funções de conectividade,memória RAM 4GB,memória max de 128GB,possibilidade de expansão até</text:span><text:span text:style-name="T4">1024GB com uso de cartão microSD.</text:span></text:p>
      <text:p text:style-name="P7">Câmera:48mp</text:p>
      <text:p text:style-name="P7">Vídeo:Resolução da gravação fullHD</text:p>
      <text:p text:style-name="P7">Sistema Operacional:Android 13</text:p>
      <text:p text:style-name="P7">Bateria :Tipo LiPo</text:p>
      <text:p text:style-name="P7">Autonomia de conversação:2280mi<text:span text:style-name="T5">n</text:span></text:p>
      <text:p text:style-name="P8">Celular também composto por carcaça,placa de circuito,bateria e chip</text:p>
      <text:p text:style-name="P8"/>
      <text:p text:style-name="P11">USABILIDADE<text:span text:style-name="T6">:</text:span></text:p>
      <text:p text:style-name="P11"><text:span text:style-name="T6">Produto de fací</text:span><text:span text:style-name="T7">l </text:span><text:span text:style-name="T6">manuseio,com bom numero de aplicativos de fabrica ,sistema operacional muito bom que atende a necessidade pessoal do usuario </text:span></text:p>
      <text:p text:style-name="P11"><text:span text:style-name="T6">um ponto que poderia ser melhorado ,seria a memória RAM de 4.GB para 6GB</text:span></text:p>
      <text:p text:style-name="P11"><text:span text:style-name="T6"/></text:p>
      <text:p text:style-name="P12">MATÉRIA PRIMA:</text:p>
      <text:p text:style-name="P12"><text:s/><text:span text:style-name="T6">Autonomia de bateria é boa</text:span></text:p>
      <text:p text:style-name="P12"><text:span text:style-name="T6">Tela bem resistente a queda,</text:span><text:span text:style-name="T8">boa sensibilidade no tochscreen</text:span></text:p>
      <text:p text:style-name="P13"><text:span text:style-name="T6">Material da carcaça na minha opnião poderia ser mais resistente</text:span></text:p>
      <text:p text:style-name="P13"><text:span text:style-name="T6"/></text:p>
      <text:p text:style-name="P13"/>
      <text:p text:style-name="P13"><text:soft-page-break/>PERFORMANCE:</text:p>
      <text:p text:style-name="P9">Boa velocidade de dowload e upload,rodagem de sites e aplicativos com baixo travamento</text:p>
      <text:p text:style-name="P9">Tela do celular com boa definição de imagens</text:p>
      <text:p text:style-name="P9">Boa conectividade com acessorios via bluetooth</text:p>
      <text:p text:style-name="P9">Camera ,poderia ser melhor a definição de imagens da camera frontal e zoom da camera traseira poderia ser melhor</text:p>
      <text:p text:style-name="P9"/>
      <text:p text:style-name="P13">DESIGN:</text:p>
      <text:p text:style-name="P9">Aparelho celular com design bem leve e fino de facil manuseio,tela de bom tamanho e resposta rapida no touchs<text:span text:style-name="T9">creen</text:span></text:p>
      <text:p text:style-name="P9"/>
      <text:p text:style-name="P14">RELATÓRIO:</text:p>
      <text:p text:style-name="P14"><text:span text:style-name="T6">Item analizado celular de uso pessoal,usado praticamente 24 hr bateria de boa autonomia carregada no maximo duas vezes ao dia,celilar bem resistente a quedas com boa capacidade de armazenamento,bom para rodagem de filmes, jogos e vários outros aplicativos,atende a necessidade do usuario ate o momento</text:span></text:p>
      <text:p text:style-name="P14"><text:span text:style-name="T6"/></text:p>
      <text:p text:style-name="P14">ONDE ENCONTRAR:</text:p>
      <text:p text:style-name="P14"><text:span text:style-name="T6">Produto pode ser encontrado em lojas tanto fisicas como em loja online</text:span></text:p>
      <text:p text:style-name="P15"><text:span text:style-name="T6">(</text:span><text:a xlink:type="simple" xlink:href="http://www.magazineluiza.com.br/" text:style-name="Internet_20_link" text:visited-style-name="Visited_20_Internet_20_Link"><text:span text:style-name="T6">www.magazineluiza.com.br</text:span></text:a><text:span text:style-name="T6"> ou </text:span><text:a xlink:type="simple" xlink:href="http://www.casasbahia.com.br/" text:style-name="Internet_20_link" text:visited-style-name="Visited_20_Internet_20_Link"><text:span text:style-name="T6">www.casasbahia.com.br</text:span></text:a><text:span text:style-name="T6">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2T20:12:57.852000000</meta:creation-date>
    <dc:date>2024-09-15T07:37:33.035000000</dc:date>
    <meta:editing-duration>PT1H41M18S</meta:editing-duration>
    <meta:editing-cycles>2</meta:editing-cycles>
    <meta:generator>Neat_Office/6.2.8.2$Windows_x86 LibreOffice_project/</meta:generator>
    <meta:document-statistic meta:table-count="0" meta:image-count="0" meta:object-count="0" meta:page-count="2" meta:paragraph-count="41" meta:word-count="297" meta:character-count="2039" meta:non-whitespace-character-count="1780"/>
  </office:meta>
</office:document-meta>
</file>